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81cm" svg:stroke-color="#1ecc9a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8.77cm" fo:min-width="13.92cm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cm" svg:stroke-color="#000000" draw:marker-start-width="0.321cm" draw:marker-end-width="0.321cm" draw:fill="solid" draw:fill-color="#dee7e5" draw:textarea-horizontal-align="justify" draw:textarea-vertical-align="middle" draw:auto-grow-height="false" fo:min-height="4.206cm" fo:min-width="7.916cm" fo:padding-top="0.165cm" fo:padding-bottom="0.165cm" fo:padding-left="0.29cm" fo:padding-right="0.29cm" draw:shadow="hidden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81aca6" draw:marker-start-width="0.252cm" draw:marker-end-width="0.252cm" draw:fill="none" draw:textarea-horizontal-align="justify" draw:textarea-vertical-align="middle" draw:auto-grow-height="false" fo:min-height="0.55cm" fo:min-width="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2.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246cm" fo:min-width="0.066cm"/>
    </style:style>
    <style:style style:name="gr10" style:family="graphic" style:parent-style-name="objectwithoutfill">
      <style:graphic-properties draw:stroke="dash" draw:stroke-dash="Dashed_20__28_var_29_" svg:stroke-width="0.081cm" svg:stroke-color="#3465a4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26cm" fo:min-width="0.4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92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1ecc9a" draw:marker-start-width="0.279cm" draw:marker-end-width="0.279cm" draw:fill="none" draw:textarea-horizontal-align="justify" draw:textarea-vertical-align="middle" draw:auto-grow-height="false" fo:min-height="0.498cm" fo:min-width="3.3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ee7e5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d1d75" loext:opacity="100%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color="#3465a4" loext:opacity="100%" style:text-position="0% 100%" fo:font-size="26pt" style:font-size-asian="26pt" style:font-size-complex="2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d1d75" loext:opacity="100%" fo:font-size="26pt" style:font-size-asian="26pt" style:font-size-complex="26pt"/>
    </style:style>
    <style:style style:name="T3" style:family="text">
      <style:text-properties fo:color="#3465a4" loext:opacity="100%" style:text-position="0% 100%" fo:font-size="26pt" style:font-size-asian="26pt" style:font-size-complex="26pt"/>
    </style:style>
    <style:style style:name="T4" style:family="text">
      <style:text-properties fo:color="#3465a4" loext:opacity="100%" style:text-position="33% 58%" fo:font-size="26pt" style:font-size-asian="26pt" style:font-size-complex="26pt"/>
    </style:style>
    <style:style style:name="T5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323cm" svg:y1="3.155cm" svg:x2="2.889cm" svg:y2="1.589cm">
          <text:p/>
        </draw:line>
        <draw:custom-shape draw:style-name="gr2" draw:text-style-name="P2" draw:layer="layout" svg:width="14.5cm" svg:height="9.1cm" svg:x="1.3cm" svg:y="0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cm" svg:y1="5.6cm" svg:x2="3.7cm" svg:y2="11.9cm">
          <text:p/>
        </draw:line>
        <draw:path draw:style-name="gr4" draw:text-style-name="P3" draw:layer="layout" svg:width="11.98cm" svg:height="3.141cm" svg:x="2.56cm" svg:y="0.5cm" svg:viewBox="0 0 11981 3142" svg:d="M11981 0c-4 125-21 249-52 372-35 139-86 277-155 412-136 269-338 529-603 772-264 241-585 462-954 658-368 195-785 365-1240 504-908 277-1938 424-2987 424-1048 0-2079-147-2987-424-455-139-871-309-1239-504-370-196-691-417-954-658-265-243-468-503-604-772-68-135-120-273-154-412-31-123-48-247-52-372z">
          <text:p/>
        </draw:path>
        <draw:custom-shape draw:style-name="gr5" draw:text-style-name="P4" draw:layer="layout" svg:width="0.3cm" svg:height="0.3cm" svg:x="3.5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cm" svg:height="0.8cm" svg:x="12.2cm" svg:y="0.6cm">
          <text:p text:style-name="P5"><text:span text:style-name="T1">PM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8cm" svg:x="12.5cm" svg:y="9.7cm">
          <text:p text:style-name="P5"><text:span text:style-name="T1">Scintill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cm" svg:height="0.6cm" svg:x="9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cm" svg:height="0.7cm" svg:x="9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4cm" svg:y1="9.6cm" svg:x2="11.4cm" svg:y2="12.2cm">
          <text:p/>
        </draw:line>
        <draw:line draw:style-name="gr1" draw:text-style-name="P1" draw:layer="layout" svg:x1="3.7cm" svg:y1="5.304cm" svg:x2="3.7cm" svg:y2="3.9cm">
          <text:p/>
        </draw:line>
        <draw:line draw:style-name="gr1" draw:text-style-name="P1" draw:layer="layout" svg:x1="4.012cm" svg:y1="5.445cm" svg:x2="5.005cm" svg:y2="4.453cm">
          <text:p/>
        </draw:line>
        <draw:line draw:style-name="gr1" draw:text-style-name="P1" draw:layer="layout" svg:x1="3.452cm" svg:y1="5.352cm" svg:x2="1.349cm" svg:y2="3.249cm">
          <text:p/>
        </draw:line>
        <draw:line draw:style-name="gr1" draw:text-style-name="P1" draw:layer="layout" svg:x1="4.1cm" svg:y1="5.7cm" svg:x2="5.504cm" svg:y2="5.701cm">
          <text:p/>
        </draw:line>
        <draw:line draw:style-name="gr1" draw:text-style-name="P1" draw:layer="layout" svg:x1="1.9cm" svg:y1="5.7cm" svg:x2="3.304cm" svg:y2="5.701cm">
          <text:p/>
        </draw:line>
        <draw:line draw:style-name="gr1" draw:text-style-name="P1" draw:layer="layout" svg:x1="5cm" svg:y1="6.901cm" svg:x2="4.008cm" svg:y2="5.908cm">
          <text:p/>
        </draw:line>
        <draw:line draw:style-name="gr1" draw:text-style-name="P1" draw:layer="layout" svg:x1="2.412cm" svg:y1="6.945cm" svg:x2="3.405cm" svg:y2="5.953cm">
          <text:p/>
        </draw:line>
        <draw:custom-shape draw:style-name="gr5" draw:text-style-name="P4" draw:layer="layout" svg:width="0.3cm" svg:height="0.3cm" svg:x="11.25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4cm" svg:y1="9.005cm" svg:x2="11.4cm" svg:y2="7.601cm">
          <text:p/>
        </draw:line>
        <draw:line draw:style-name="gr1" draw:text-style-name="P1" draw:layer="layout" svg:x1="11.712cm" svg:y1="9.146cm" svg:x2="12.705cm" svg:y2="8.154cm">
          <text:p/>
        </draw:line>
        <draw:line draw:style-name="gr1" draw:text-style-name="P1" draw:layer="layout" svg:x1="11.1cm" svg:y1="9.102cm" svg:x2="10.108cm" svg:y2="8.109cm">
          <text:p/>
        </draw:line>
        <draw:line draw:style-name="gr1" draw:text-style-name="P1" draw:layer="layout" svg:x1="11.8cm" svg:y1="9.401cm" svg:x2="13.204cm" svg:y2="9.402cm">
          <text:p/>
        </draw:line>
        <draw:line draw:style-name="gr1" draw:text-style-name="P1" draw:layer="layout" svg:x1="9.6cm" svg:y1="9.401cm" svg:x2="11.004cm" svg:y2="9.402cm">
          <text:p/>
        </draw:line>
        <draw:frame draw:style-name="gr11" draw:text-style-name="P8" draw:layer="layout" svg:width="0.963cm" svg:height="1.276cm" svg:x="2.537cm" svg:y="11.324cm">
          <draw:text-box>
            <text:p text:style-name="P7"><text:span text:style-name="T2">γ</text:span></text:p>
          </draw:text-box>
        </draw:frame>
        <draw:frame draw:style-name="gr12" draw:text-style-name="P9" draw:layer="layout" svg:width="1.192cm" svg:height="1.276cm" svg:x="10.3cm" svg:y="11.8cm">
          <draw:text-box>
            <text:p><text:span text:style-name="T3">e</text:span><text:span text:style-name="T4">-</text:span></text:p>
          </draw:text-box>
        </draw:frame>
        <draw:custom-shape draw:style-name="gr13" draw:text-style-name="P11" draw:layer="layout" svg:width="3.9cm" svg:height="0.8cm" svg:x="10.4cm" svg:y="6.3cm">
          <text:p text:style-name="P10"><text:span text:style-name="T5">Scintillation γ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101cm" svg:y1="9.102cm" svg:x2="10.108cm" svg:y2="8.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10T10:31:18.760851565</meta:creation-date>
    <dc:date>2020-11-30T12:24:11.451859011</dc:date>
    <meta:editing-duration>PT42M51S</meta:editing-duration>
    <meta:editing-cycles>8</meta:editing-cycles>
    <meta:generator>LibreOffice/7.0.3.1$Linux_X86_64 LibreOffice_project/00$Build-1</meta:generator>
    <meta:document-statistic meta:object-count="27"/>
  </office:meta>
</office:document-meta>
</file>